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320000002585C39BAEF.png" manifest:media-type="image/png"/>
  <manifest:file-entry manifest:full-path="Pictures/1000000000000640000004B0F8982FA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Human-title">
      <style:graphic-properties fo:min-height="3.506cm"/>
    </style:style>
    <style:style style:name="pr2" style:family="presentation" style:parent-style-name="Human-outline1">
      <style:graphic-properties fo:min-height="15.677cm"/>
    </style:style>
    <style:style style:name="pr3" style:family="presentation" style:parent-style-name="Human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O. Smirnov - M.E. &amp; MeqTrees - GLOW2010</presentation:header-decl>
      <presentation:footer-decl presentation:name="ftr1">O. Smirnov - RI Techniques - Astronomy Town Meeting 2013 </presentation:footer-decl>
      <draw:page draw:name="page1" draw:style-name="dp1" draw:master-page-name="Human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Rhodes</text:p>
          </draw:text-box>
        </draw:frame>
        <draw:frame presentation:style-name="pr2" draw:text-style-name="P1" draw:layer="layout" svg:width="26.854cm" svg:height="15.677cm" svg:x="0.733cm" svg:y="3.687cm" presentation:class="outline" presentation:user-transformed="true">
          <draw:text-box>
            <text:list text:style-name="L2">
              <text:list-item>
                <text:p text:style-name="P1"><text:span text:style-name="T1">Maths: </text:span></text:p>
                <text:list>
                  <text:list-item>
                    <text:p text:style-name="P1"><text:span text:style-name="T2">2nd year: 45-50; 3rd year 25-30</text:span></text:p>
                  </text:list-item>
                  <text:list-item>
                    <text:p text:style-name="P1"><text:span text:style-name="T2">Honours modules: GR, Cosmology (N. Bishop, J. Larena, D. Pollney)</text:span></text:p>
                  </text:list-item>
                  <text:list-item>
                    <text:p text:style-name="P1"><text:span text:style-name="T2">2-5 Hon students per year</text:span></text:p>
                  </text:list-item>
                </text:list>
              </text:list-item>
              <text:list-item>
                <text:p text:style-name="P1"><text:span text:style-name="T1">Physics &amp; Electronics</text:span></text:p>
                <text:list>
                  <text:list-item>
                    <text:p text:style-name="P1"><text:span text:style-name="T2">Honours modules: DSP, RA (J. Jonas)</text:span></text:p>
                  </text:list-item>
                  <text:list-item>
                    <text:p text:style-name="P1"><text:span text:style-name="T2">5-6 Hon students taking each</text:span></text:p>
                  </text:list-item>
                  <text:list-item>
                    <text:p text:style-name="P1"><text:span text:style-name="T2">RATT (J. Jonas, O. Smirnov, G. Foster + SKA SA RARG postdocs), 1 MSc, 3 PhDs; 2+4 next year</text:span></text:p>
                  </text:list-item>
                </text:list>
              </text:list-item>
              <text:list-item>
                <text:p text:style-name="P1"><text:span text:style-name="T1">Future plans:</text:span><text:span text:style-name="T2"> we're into instrumental RA, so need to draw on current maths/physics/compsci programs. Also need to attract engineers (software, EE) from other universities.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8.1000003814697pt" fo:font-style="normal" fo:text-shadow="none" style:text-underline-style="none" fo:font-weight="normal" style:font-family-asian="'DejaVu Sans Condensed'" style:font-family-generic-asian="system" style:font-pitch-asian="variable" style:font-size-asian="28.1000003814697pt" style:font-style-asian="normal" style:font-weight-asian="normal" style:font-family-complex="'DejaVu Sans Condensed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905cm" svg:y="5.08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635cm" svg:x="0.635cm" svg:y="20.36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20.32cm" svg:height="0.635cm" svg:x="3.81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635cm" svg:x="20.955cm" svg:y="20.3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552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11-17T12:06:47</meta:creation-date>
    <dc:language>fi-FI</dc:language>
    <meta:editing-cycles>368</meta:editing-cycles>
    <meta:editing-duration>P14DT6H35M</meta:editing-duration>
    <meta:initial-creator>Oleg Smirnov</meta:initial-creator>
    <dc:date>2013-08-02T11:12:52</dc:date>
    <dc:creator>Oleg Smirnov</dc:creator>
    <meta:document-statistic meta:object-count="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Human.otp"/>
  </office:meta>
</office:document-meta>
</file>